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total wast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*[.C5]" office:value-type="float" office:value="332544.6" calcext:value-type="float">
            <text:p>332544.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*[.C6]" office:value-type="float" office:value="232116" calcext:value-type="float">
            <text:p>2321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*[.C7]" office:value-type="float" office:value="392693.6" calcext:value-type="float">
            <text:p>392693.6</text:p>
          </table:table-cell>
        </table:table-row>
        <table:table-row table:style-name="ro1">
          <table:table-cell table:number-columns-repeated="19"/>
          <table:table-cell table:formula="of:=[.S8]*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One tanker is dedicated scout for 2000 steps</text:p>
          </table:table-cell>
          <table:table-cell office:value-type="float" office:value="3" calcext:value-type="float">
            <text:p>3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104" calcext:value-type="float">
            <text:p>106104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5345" calcext:value-type="float">
            <text:p>105345</text:p>
          </table:table-cell>
          <table:table-cell office:value-type="float" office:value="117453" calcext:value-type="float">
            <text:p>117453</text:p>
          </table:table-cell>
          <table:table-cell office:value-type="float" office:value="98719" calcext:value-type="float">
            <text:p>98719</text:p>
          </table:table-cell>
          <table:table-cell office:value-type="float" office:value="122129" calcext:value-type="float">
            <text:p>122129</text:p>
          </table:table-cell>
          <table:table-cell office:value-type="float" office:value="104693" calcext:value-type="float">
            <text:p>104693</text:p>
          </table:table-cell>
          <table:table-cell table:number-columns-repeated="5"/>
          <table:table-cell table:formula="of:=SUM([.D9:.M9])/10" office:value-type="float" office:value="108179.9" calcext:value-type="float">
            <text:p>108179.9</text:p>
          </table:table-cell>
          <table:table-cell table:formula="of:=[.S9]*[.C9]" office:value-type="float" office:value="324539.7" calcext:value-type="float">
            <text:p>324539.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897" calcext:value-type="float">
            <text:p>112897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6009" calcext:value-type="float">
            <text:p>12600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7367" calcext:value-type="float">
            <text:p>117367</text:p>
          </table:table-cell>
          <table:table-cell office:value-type="float" office:value="103648" calcext:value-type="float">
            <text:p>103648</text:p>
          </table:table-cell>
          <table:table-cell office:value-type="float" office:value="118873" calcext:value-type="float">
            <text:p>118873</text:p>
          </table:table-cell>
          <table:table-cell office:value-type="float" office:value="119806" calcext:value-type="float">
            <text:p>119806</text:p>
          </table:table-cell>
          <table:table-cell office:value-type="float" office:value="131838" calcext:value-type="float">
            <text:p>131838</text:p>
          </table:table-cell>
          <table:table-cell office:value-type="float" office:value="95582" calcext:value-type="float">
            <text:p>95582</text:p>
          </table:table-cell>
          <table:table-cell office:value-type="float" office:value="112515" calcext:value-type="float">
            <text:p>112515</text:p>
          </table:table-cell>
          <table:table-cell table:number-columns-repeated="4"/>
          <table:table-cell table:formula="of:=SUM([.D10:.M10])/10" office:value-type="float" office:value="114768.6" calcext:value-type="float">
            <text:p>114768.6</text:p>
          </table:table-cell>
          <table:table-cell table:formula="of:=[.S10]*[.C10]" office:value-type="float" office:value="229537.2" calcext:value-type="float">
            <text:p>229537.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6516" calcext:value-type="float">
            <text:p>86516</text:p>
          </table:table-cell>
          <table:table-cell office:value-type="float" office:value="99006" calcext:value-type="float">
            <text:p>99006</text:p>
          </table:table-cell>
          <table:table-cell office:value-type="float" office:value="105841" calcext:value-type="float">
            <text:p>105841</text:p>
          </table:table-cell>
          <table:table-cell office:value-type="float" office:value="81805" calcext:value-type="float">
            <text:p>81805</text:p>
          </table:table-cell>
          <table:table-cell office:value-type="float" office:value="99181" calcext:value-type="float">
            <text:p>99181</text:p>
          </table:table-cell>
          <table:table-cell office:value-type="float" office:value="85682" calcext:value-type="float">
            <text:p>85682</text:p>
          </table:table-cell>
          <table:table-cell office:value-type="float" office:value="107317" calcext:value-type="float">
            <text:p>107317</text:p>
          </table:table-cell>
          <table:table-cell office:value-type="float" office:value="99531" calcext:value-type="float">
            <text:p>99531</text:p>
          </table:table-cell>
          <table:table-cell office:value-type="float" office:value="116741" calcext:value-type="float">
            <text:p>116741</text:p>
          </table:table-cell>
          <table:table-cell office:value-type="float" office:value="97512" calcext:value-type="float">
            <text:p>97512</text:p>
          </table:table-cell>
          <table:table-cell table:number-columns-repeated="5"/>
          <table:table-cell table:formula="of:=SUM([.D11:.M11])/10" office:value-type="float" office:value="97913.2" calcext:value-type="float">
            <text:p>97913.2</text:p>
          </table:table-cell>
          <table:table-cell table:formula="of:=[.S11]*[.C11]" office:value-type="float" office:value="391652.8" calcext:value-type="float">
            <text:p>391652.8</text:p>
          </table:table-cell>
        </table:table-row>
        <table:table-row table:style-name="ro1">
          <table:table-cell/>
          <table:table-cell office:value-type="string" calcext:value-type="string">
            <text:p>1500steps</text:p>
          </table:table-cell>
          <table:table-cell office:value-type="float" office:value="2" calcext:value-type="float">
            <text:p>2</text:p>
          </table:table-cell>
          <table:table-cell office:value-type="float" office:value="116131" calcext:value-type="float">
            <text:p>116131</text:p>
          </table:table-cell>
          <table:table-cell office:value-type="float" office:value="113259" calcext:value-type="float">
            <text:p>113259</text:p>
          </table:table-cell>
          <table:table-cell office:value-type="float" office:value="123291" calcext:value-type="float">
            <text:p>123291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7491" calcext:value-type="float">
            <text:p>117491</text:p>
          </table:table-cell>
          <table:table-cell office:value-type="float" office:value="106677" calcext:value-type="float">
            <text:p>106677</text:p>
          </table:table-cell>
          <table:table-cell office:value-type="float" office:value="123665" calcext:value-type="float">
            <text:p>123665</text:p>
          </table:table-cell>
          <table:table-cell office:value-type="float" office:value="116574" calcext:value-type="float">
            <text:p>116574</text:p>
          </table:table-cell>
          <table:table-cell office:value-type="float" office:value="128335" calcext:value-type="float">
            <text:p>128335</text:p>
          </table:table-cell>
          <table:table-cell office:value-type="float" office:value="106493" calcext:value-type="float">
            <text:p>106493</text:p>
          </table:table-cell>
          <table:table-cell office:value-type="float" office:value="115729" calcext:value-type="float">
            <text:p>115729</text:p>
          </table:table-cell>
          <table:table-cell table:number-columns-repeated="4"/>
          <table:table-cell table:formula="of:=SUM([.D12:.M12])/10" office:value-type="float" office:value="116279.9" calcext:value-type="float">
            <text:p>116279.9</text:p>
          </table:table-cell>
          <table:table-cell table:formula="of:=[.S12]*[.C12]" office:value-type="float" office:value="232559.8" calcext:value-type="float">
            <text:p>232559.8</text:p>
          </table:table-cell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2 scouts</text:p>
          </table:table-cell>
          <table:table-cell office:value-type="float" office:value="3" calcext:value-type="float">
            <text:p>3</text:p>
          </table:table-cell>
          <table:table-cell office:value-type="float" office:value="93695" calcext:value-type="float">
            <text:p>93695</text:p>
          </table:table-cell>
          <table:table-cell office:value-type="float" office:value="113288" calcext:value-type="float">
            <text:p>113288</text:p>
          </table:table-cell>
          <table:table-cell office:value-type="float" office:value="112373" calcext:value-type="float">
            <text:p>11237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5436" calcext:value-type="float">
            <text:p>105436</text:p>
          </table:table-cell>
          <table:table-cell office:value-type="float" office:value="95094" calcext:value-type="float">
            <text:p>95094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3157" calcext:value-type="float">
            <text:p>103157</text:p>
          </table:table-cell>
          <table:table-cell office:value-type="float" office:value="126235" calcext:value-type="float">
            <text:p>126235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5416" calcext:value-type="float">
            <text:p>105416</text:p>
          </table:table-cell>
          <table:table-cell table:number-columns-repeated="4"/>
          <table:table-cell table:formula="of:=SUM([.D14:.M14])/10" office:value-type="float" office:value="108055.3" calcext:value-type="float">
            <text:p>108055.3</text:p>
          </table:table-cell>
          <table:table-cell table:formula="of:=[.S14]*[.C14]" office:value-type="float" office:value="324165.9" calcext:value-type="float">
            <text:p>324165.9</text:p>
          </table:table-cell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Lonely Tankers, avoid other tankers for getBestTask, weight of 50</text:p>
          </table:table-cell>
          <table:table-cell office:value-type="float" office:value="3" calcext:value-type="float">
            <text:p>3</text:p>
          </table:table-cell>
          <table:table-cell office:value-type="float" office:value="118550" calcext:value-type="float">
            <text:p>118550</text:p>
          </table:table-cell>
          <table:table-cell office:value-type="float" office:value="94110" calcext:value-type="float">
            <text:p>94110</text:p>
          </table:table-cell>
          <table:table-cell office:value-type="float" office:value="109565" calcext:value-type="float">
            <text:p>109565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11726" calcext:value-type="float">
            <text:p>111726</text:p>
          </table:table-cell>
          <table:table-cell office:value-type="float" office:value="118082" calcext:value-type="float">
            <text:p>118082</text:p>
          </table:table-cell>
          <table:table-cell office:value-type="float" office:value="106247" calcext:value-type="float">
            <text:p>106247</text:p>
          </table:table-cell>
          <table:table-cell office:value-type="float" office:value="128266" calcext:value-type="float">
            <text:p>128266</text:p>
          </table:table-cell>
          <table:table-cell office:value-type="float" office:value="104729" calcext:value-type="float">
            <text:p>104729</text:p>
          </table:table-cell>
          <table:table-cell office:value-type="float" office:value="108873" calcext:value-type="float">
            <text:p>108873</text:p>
          </table:table-cell>
          <table:table-cell table:number-columns-repeated="4"/>
          <table:table-cell table:formula="of:=SUM([.D16:.M16])/10" office:value-type="float" office:value="110673.5" calcext:value-type="float">
            <text:p>110673.5</text:p>
          </table:table-cell>
          <table:table-cell table:formula="of:=[.S16]*[.C16]" office:value-type="float" office:value="332020.5" calcext:value-type="float">
            <text:p>332020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5329" calcext:value-type="float">
            <text:p>105329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0789" calcext:value-type="float">
            <text:p>110789</text:p>
          </table:table-cell>
          <table:table-cell office:value-type="float" office:value="105335" calcext:value-type="float">
            <text:p>105335</text:p>
          </table:table-cell>
          <table:table-cell office:value-type="float" office:value="114201" calcext:value-type="float">
            <text:p>114201</text:p>
          </table:table-cell>
          <table:table-cell office:value-type="float" office:value="98830" calcext:value-type="float">
            <text:p>98830</text:p>
          </table:table-cell>
          <table:table-cell office:value-type="float" office:value="120771" calcext:value-type="float">
            <text:p>120771</text:p>
          </table:table-cell>
          <table:table-cell office:value-type="float" office:value="113409" calcext:value-type="float">
            <text:p>113409</text:p>
          </table:table-cell>
          <table:table-cell office:value-type="float" office:value="125473" calcext:value-type="float">
            <text:p>125473</text:p>
          </table:table-cell>
          <table:table-cell office:value-type="float" office:value="99446" calcext:value-type="float">
            <text:p>99446</text:p>
          </table:table-cell>
          <table:table-cell office:value-type="float" office:value="106488" calcext:value-type="float">
            <text:p>106488</text:p>
          </table:table-cell>
          <table:table-cell table:number-columns-repeated="4"/>
          <table:table-cell table:formula="of:=SUM([.D17:.M17])/10" office:value-type="float" office:value="109476.7" calcext:value-type="float">
            <text:p>109476.7</text:p>
          </table:table-cell>
          <table:table-cell table:formula="of:=[.S17]*[.C17]" office:value-type="float" office:value="328430.1" calcext:value-type="float">
            <text:p>328430.1</text:p>
          </table:table-cell>
        </table:table-row>
        <table:table-row table:style-name="ro1">
          <table:table-cell/>
          <table:table-cell office:value-type="string" calcext:value-type="string">
            <text:p>Fixed bug where larger distances were considered better, weight scaled to 2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8:.M18])/10" office:value-type="float" office:value="110341.2" calcext:value-type="float">
            <text:p>110341.2</text:p>
          </table:table-cell>
          <table:table-cell table:formula="of:=[.S18]*[.C18]" office:value-type="float" office:value="331023.6" calcext:value-type="float">
            <text:p>331023.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9:.M19])/10" office:value-type="float" office:value="110341.2" calcext:value-type="float">
            <text:p>110341.2</text:p>
          </table:table-cell>
          <table:table-cell table:formula="of:=[.S19]*[.C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897" calcext:value-type="float">
            <text:p>95897</text:p>
          </table:table-cell>
          <table:table-cell office:value-type="float" office:value="106934" calcext:value-type="float">
            <text:p>106934</text:p>
          </table:table-cell>
          <table:table-cell office:value-type="float" office:value="100903" calcext:value-type="float">
            <text:p>100903</text:p>
          </table:table-cell>
          <table:table-cell office:value-type="float" office:value="115331" calcext:value-type="float">
            <text:p>115331</text:p>
          </table:table-cell>
          <table:table-cell office:value-type="float" office:value="102728" calcext:value-type="float">
            <text:p>102728</text:p>
          </table:table-cell>
          <table:table-cell office:value-type="float" office:value="83968" calcext:value-type="float">
            <text:p>83968</text:p>
          </table:table-cell>
          <table:table-cell office:value-type="float" office:value="117267" calcext:value-type="float">
            <text:p>117267</text:p>
          </table:table-cell>
          <table:table-cell office:value-type="float" office:value="102679" calcext:value-type="float">
            <text:p>102679</text:p>
          </table:table-cell>
          <table:table-cell office:value-type="float" office:value="118535" calcext:value-type="float">
            <text:p>118535</text:p>
          </table:table-cell>
          <table:table-cell office:value-type="float" office:value="96328" calcext:value-type="float">
            <text:p>96328</text:p>
          </table:table-cell>
          <table:table-cell table:number-columns-repeated="5"/>
          <table:table-cell table:formula="of:=SUM([.D20:.M20])/10" office:value-type="float" office:value="104057" calcext:value-type="float">
            <text:p>104057</text:p>
          </table:table-cell>
          <table:table-cell table:formula="of:=[.S20]*[.C20]" office:value-type="float" office:value="416228" calcext:value-type="float">
            <text:p>416228</text:p>
          </table:table-cell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 table:formula="of:=[.S21]*[.C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ixed considering self location instead of target location for loneliness weight, set to 20</text:p>
          </table:table-cell>
          <table:table-cell office:value-type="float" office:value="3" calcext:value-type="float">
            <text:p>3</text:p>
          </table:table-cell>
          <table:table-cell office:value-type="float" office:value="117741" calcext:value-type="float">
            <text:p>117741</text:p>
          </table:table-cell>
          <table:table-cell office:value-type="float" office:value="110379" calcext:value-type="float">
            <text:p>110379</text:p>
          </table:table-cell>
          <table:table-cell office:value-type="float" office:value="106088" calcext:value-type="float">
            <text:p>10608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17526" calcext:value-type="float">
            <text:p>117526</text:p>
          </table:table-cell>
          <table:table-cell office:value-type="float" office:value="88155" calcext:value-type="float">
            <text:p>8815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04060" calcext:value-type="float">
            <text:p>104060</text:p>
          </table:table-cell>
          <table:table-cell office:value-type="float" office:value="118184" calcext:value-type="float">
            <text:p>11818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8566" calcext:value-type="float">
            <text:p>108566</text:p>
          </table:table-cell>
          <table:table-cell table:number-columns-repeated="4"/>
          <table:table-cell table:formula="of:=SUM([.D22:.M22])/10" office:value-type="float" office:value="108492" calcext:value-type="float">
            <text:p>108492</text:p>
          </table:table-cell>
          <table:table-cell table:formula="of:=[.S22]*[.C22]" office:value-type="float" office:value="325476" calcext:value-type="float">
            <text:p>32547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2405" calcext:value-type="float">
            <text:p>112405</text:p>
          </table:table-cell>
          <table:table-cell office:value-type="float" office:value="127437" calcext:value-type="float">
            <text:p>127437</text:p>
          </table:table-cell>
          <table:table-cell office:value-type="float" office:value="97979" calcext:value-type="float">
            <text:p>97979</text:p>
          </table:table-cell>
          <table:table-cell office:value-type="float" office:value="105602" calcext:value-type="float">
            <text:p>105602</text:p>
          </table:table-cell>
          <table:table-cell office:value-type="float" office:value="96326" calcext:value-type="float">
            <text:p>96326</text:p>
          </table:table-cell>
          <table:table-cell office:value-type="float" office:value="126772" calcext:value-type="float">
            <text:p>126772</text:p>
          </table:table-cell>
          <table:table-cell office:value-type="float" office:value="97286" calcext:value-type="float">
            <text:p>97286</text:p>
          </table:table-cell>
          <table:table-cell office:value-type="float" office:value="132561" calcext:value-type="float">
            <text:p>132561</text:p>
          </table:table-cell>
          <table:table-cell office:value-type="float" office:value="106328" calcext:value-type="float">
            <text:p>106328</text:p>
          </table:table-cell>
          <table:table-cell office:value-type="float" office:value="107943" calcext:value-type="float">
            <text:p>107943</text:p>
          </table:table-cell>
          <table:table-cell table:number-columns-repeated="4"/>
          <table:table-cell table:formula="of:=SUM([.D23:.M23])/10" office:value-type="float" office:value="112012.4" calcext:value-type="float">
            <text:p>112012.4</text:p>
          </table:table-cell>
          <table:table-cell table:formula="of:=[.S23]*[.C23]" office:value-type="float" office:value="336037.2" calcext:value-type="float">
            <text:p>336037.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8646" calcext:value-type="float">
            <text:p>108646</text:p>
          </table:table-cell>
          <table:table-cell office:value-type="float" office:value="123206" calcext:value-type="float">
            <text:p>123206</text:p>
          </table:table-cell>
          <table:table-cell office:value-type="float" office:value="114743" calcext:value-type="float">
            <text:p>114743</text:p>
          </table:table-cell>
          <table:table-cell office:value-type="float" office:value="101341" calcext:value-type="float">
            <text:p>101341</text:p>
          </table:table-cell>
          <table:table-cell office:value-type="float" office:value="119110" calcext:value-type="float">
            <text:p>119110</text:p>
          </table:table-cell>
          <table:table-cell office:value-type="float" office:value="80615" calcext:value-type="float">
            <text:p>80615</text:p>
          </table:table-cell>
          <table:table-cell office:value-type="float" office:value="116637" calcext:value-type="float">
            <text:p>116637</text:p>
          </table:table-cell>
          <table:table-cell office:value-type="float" office:value="106603" calcext:value-type="float">
            <text:p>106603</text:p>
          </table:table-cell>
          <table:table-cell office:value-type="float" office:value="132047" calcext:value-type="float">
            <text:p>13204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08474" calcext:value-type="float">
            <text:p>108474</text:p>
          </table:table-cell>
          <table:table-cell table:number-columns-repeated="4"/>
          <table:table-cell table:formula="of:=SUM([.D24:.M24])/10" office:value-type="float" office:value="110915.9" calcext:value-type="float">
            <text:p>110915.9</text:p>
          </table:table-cell>
          <table:table-cell table:formula="of:=[.S24]*[.C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5:.M25])/10" office:value-type="float" office:value="109145.4" calcext:value-type="float">
            <text:p>109145.4</text:p>
          </table:table-cell>
          <table:table-cell table:formula="of:=[.S25]*[.C25]" office:value-type="float" office:value="327436.2" calcext:value-type="float">
            <text:p>327436.2</text:p>
          </table:table-cell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th a lonely scout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7:.M27])/10" office:value-type="float" office:value="109145.4" calcext:value-type="float">
            <text:p>109145.4</text:p>
          </table:table-cell>
          <table:table-cell table:formula="of:=[.S27]*[.C27]" office:value-type="float" office:value="327436.2" calcext:value-type="float">
            <text:p>327436.2</text:p>
          </table:table-cell>
        </table:table-row>
        <table:table-row table:style-name="ro1">
          <table:table-cell/>
          <table:table-cell office:value-type="string" calcext:value-type="string">
            <text:p>all lonely scouts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8:.M28])/10" office:value-type="float" office:value="109145.4" calcext:value-type="float">
            <text:p>109145.4</text:p>
          </table:table-cell>
          <table:table-cell table:formula="of:=[.S28]*[.C28]" office:value-type="float" office:value="327436.2" calcext:value-type="float">
            <text:p>327436.2</text:p>
          </table:table-cell>
        </table:table-row>
        <table:table-row table:style-name="ro1">
          <table:table-cell/>
          <table:table-cell office:value-type="string" calcext:value-type="string">
            <text:p>2 lonely scouts, 1 eff tanker</text:p>
          </table:table-cell>
          <table:table-cell office:value-type="float" office:value="3" calcext:value-type="float">
            <text:p>3</text:p>
          </table:table-cell>
          <table:table-cell office:value-type="float" office:value="116328" calcext:value-type="float">
            <text:p>116328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01117" calcext:value-type="float">
            <text:p>101117</text:p>
          </table:table-cell>
          <table:table-cell office:value-type="float" office:value="99607" calcext:value-type="float">
            <text:p>99607</text:p>
          </table:table-cell>
          <table:table-cell office:value-type="float" office:value="85652" calcext:value-type="float">
            <text:p>8565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02829" calcext:value-type="float">
            <text:p>10282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0687" calcext:value-type="float">
            <text:p>110687</text:p>
          </table:table-cell>
          <table:table-cell table:number-columns-repeated="4"/>
          <table:table-cell table:formula="of:=SUM([.D29:.M29])/10" office:value-type="float" office:value="109149.2" calcext:value-type="float">
            <text:p>109149.2</text:p>
          </table:table-cell>
          <table:table-cell table:formula="of:=[.S29]*[.C29]" office:value-type="float" office:value="327447.6" calcext:value-type="float">
            <text:p>327447.6</text:p>
          </table:table-cell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 table:formula="of:=[.S30]*[.C30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31:.M31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32:.M32])/1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1:43:23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4-04T01:54:56.464000000</dc:date>
    <meta:editing-duration>P1DT4H43M33S</meta:editing-duration>
    <meta:editing-cycles>17</meta:editing-cycles>
    <meta:generator>LibreOffice/6.1.2.1$Windows_X86_64 LibreOffice_project/65905a128db06ba48db947242809d14d3f9a93fe</meta:generator>
    <meta:document-statistic meta:table-count="1" meta:cell-count="325" meta:object-count="0"/>
  </office:meta>
</office:document-meta>
</file>